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solid" draw:fill-color="#004586" draw:opacity="50%" draw:textarea-horizontal-align="justify" draw:textarea-vertical-align="middle" draw:auto-grow-height="false" fo:min-height="14.716cm" fo:min-width="4.466cm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4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0.65cm" fo:min-width="6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95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004586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text-position="0% 100%" fo:font-size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text-position="0% 100%"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5cm" svg:x="1cm" svg:y="2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2.5cm" svg:x2="6cm" svg:y2="12.5cm">
          <text:p/>
        </draw:line>
        <draw:line draw:style-name="gr2" draw:text-style-name="P2" draw:layer="layout" svg:x1="1cm" svg:y1="7.5cm" svg:x2="6cm" svg:y2="7.5cm">
          <text:p/>
        </draw:line>
        <draw:frame draw:style-name="gr3" draw:text-style-name="P3" draw:layer="layout" svg:width="4.841cm" svg:height="0.725cm" svg:x="1.25cm" svg:y="7.5cm">
          <draw:text-box>
            <text:p><text:span text:style-name="T1">max words thread-1 : 0</text:span></text:p>
          </draw:text-box>
        </draw:frame>
        <draw:frame draw:style-name="gr3" draw:text-style-name="P3" draw:layer="layout" svg:width="4.841cm" svg:height="0.725cm" svg:x="1.25cm" svg:y="12.5cm">
          <draw:text-box>
            <text:p><text:span text:style-name="T1">max words thread-1 : 0</text:span></text:p>
          </draw:text-box>
        </draw:frame>
        <draw:frame draw:style-name="gr3" draw:text-style-name="P3" draw:layer="layout" svg:width="4.841cm" svg:height="0.725cm" svg:x="1.25cm" svg:y="2.5cm">
          <draw:text-box>
            <text:p><text:span text:style-name="T1">max words thread-1 : 0</text:span></text:p>
          </draw:text-box>
        </draw:frame>
        <draw:custom-shape draw:style-name="gr4" draw:text-style-name="P2" draw:layer="layout" svg:width="7cm" svg:height="20.9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95cm" svg:height="0.725cm" svg:x="1.25cm" svg:y="1.25cm">
          <draw:text-box>
            <text:p><text:span text:style-name="T2">Framestack max size -1 : 0</text:span></text:p>
          </draw:text-box>
        </draw:frame>
        <draw:line draw:style-name="gr6" draw:text-style-name="P2" draw:layer="layout" svg:x1="6cm" svg:y1="17.5cm" svg:x2="6cm" svg:y2="21.9cm">
          <text:p/>
        </draw:line>
        <draw:custom-shape draw:style-name="gr7" draw:text-style-name="P5" draw:layer="layout" svg:width="0.15cm" svg:height="0.15cm" svg:x="3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5cm" svg:height="0.15cm" svg:x="3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5cm" svg:height="0.15cm" svg:x="3.501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04:18.943000000</meta:creation-date>
    <dc:date>2017-01-31T20:34:21.844000000</dc:date>
    <meta:editing-duration>PT3H4M5S</meta:editing-duration>
    <meta:editing-cycles>4</meta:editing-cycles>
    <meta:generator>LibreOffice/5.1.6.2$Windows_x86 LibreOffice_project/07ac168c60a517dba0f0d7bc7540f5afa45f0909</meta:generator>
    <meta:document-statistic meta:object-count="12"/>
  </office:meta>
</office:document-meta>
</file>